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arserTest_sql_timestamp.test_date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_sql_timestamp.test_dat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ParserTest_sql_timestamp.test_date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_sql_timestamp.test_dat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eParserTest_sql_timestamp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ParserTest_sql_timestamp.f_test_date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